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A1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5"/>
          <table:table-cell office:value-type="float" office:value="42" calcext:value-type="float">
            <text:p>42</text:p>
          </table:table-cell>
          <table:table-cell office:value-type="float" office:value="56.7" calcext:value-type="float">
            <text:p>56,7</text:p>
          </table:table-cell>
          <table:table-cell table:number-columns-repeated="6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It'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 test!</text:p>
          </table:table-cell>
          <table:table-cell table:number-columns-repeated="8"/>
          <table:table-cell office:value-type="string" calcext:value-type="string">
            <text:p>M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3">00.00.0000</text:date>, <text:time style:data-style-name="N2" text:time-value="22:29:56.69285783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l Walkow</meta:initial-creator>
    <meta:creation-date>2015-03-12T20:35:42.139862341</meta:creation-date>
    <dc:date>2015-03-13T22:30:09.929626417</dc:date>
    <dc:creator>Karl Walkow</dc:creator>
    <meta:editing-duration>PT2M40S</meta:editing-duration>
    <meta:editing-cycles>2</meta:editing-cycles>
    <meta:generator>LibreOffice/4.3.6.2$Linux_X86_64 LibreOffice_project/430$Build-2</meta:generator>
    <meta:document-statistic meta:table-count="1" meta:cell-count="7" meta:object-count="0"/>
  </office:meta>
</office:document-meta>
</file>